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OAIZA CCARHUACHIN, NAYSHA LUCE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7488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2599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OAIZA CCARHUACHIN NAYSHA LUCE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7488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52599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HUAMAN MAMANI, ANNY CECILI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81496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7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18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9/2021</text:p>
          </table:table-cell>
          <table:table-cell table:style-name="Tabla2.A3" office:value-type="string">
            <text:p text:style-name="P22">3511957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9/09/2021</text:p>
          </table:table-cell>
          <table:table-cell table:style-name="Tabla2.A4" office:value-type="string">
            <text:p text:style-name="P22">56550377</text:p>
          </table:table-cell>
          <table:table-cell table:style-name="Tabla2.D4" office:value-type="string">
            <text:p text:style-name="P23">8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3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22:30:5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